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style:line-height-at-least="0.1665in" fo:orphans="2" fo:widows="2"/>
    </style:style>
    <style:style style:name="P2" style:family="paragraph" style:parent-style-name="Footer">
      <style:paragraph-properties style:line-height-at-least="0.1665in" fo:orphans="2" fo:widows="2"/>
    </style:style>
    <style:style style:name="P3" style:family="paragraph" style:parent-style-name="Standard">
      <style:paragraph-properties fo:margin-top="0in" fo:margin-bottom="0.1807in" fo:orphans="2" fo:widows="2"/>
    </style:style>
    <style:style style:name="P4" style:family="paragraph" style:parent-style-name="reference">
      <style:paragraph-properties fo:margin-top="0in" fo:margin-bottom="0.0972in" fo:orphans="2" fo:widows="2"/>
    </style:style>
    <style:style style:name="P5" style:family="paragraph" style:parent-style-name="reference-next">
      <style:paragraph-properties fo:orphans="2" fo:widows="2"/>
    </style:style>
    <style:style style:name="P6" style:family="paragraph" style:parent-style-name="reference-next">
      <style:paragraph-properties fo:margin-top="0in" fo:margin-bottom="0.0417in" style:line-height-at-least="0.111in" fo:orphans="2" fo:widows="2"/>
      <style:text-properties fo:font-size="7pt" style:font-size-asian="7pt" style:font-size-complex="7pt"/>
    </style:style>
    <style:style style:name="P7" style:family="paragraph" style:parent-style-name="Heading1_20_Without_20_Numbering" style:list-style-name="Appendix_20_Numbering" style:master-page-name="Appendix">
      <style:paragraph-properties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-0.0008in" fo:margin-right="-0.0008in" fo:margin-top="0in" fo:margin-bottom="0in" style:wrap="none" style:vertical-pos="from-top" style:vertical-rel="page" style:horizontal-pos="from-left" style:horizontal-rel="paragraph" fo:padding="0in" fo:border="non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8" svg:width="6.4996in" svg:height="0.135in" svg:x="-2.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8" svg:width="2.7913in" svg:height="0.135in" svg:x="-2.5in" svg:y="0in">
        <draw:image xlink:href="Pictures/2000000700000FB5000000C94FDA4EAC.wmf" xlink:type="simple" xlink:show="embed" xlink:actuate="onLoad">
          <text:p/>
        </draw:image>
      </draw:frame>
      <text:list xml:id="list5677857143711293909" text:style-name="Appendix_20_Numbering">
        <text:list-item>
          <text:p text:style-name="P7"><text:bookmark-start text:name="Rxes32901T"/>References</text:p>
        </text:list-item>
      </text:list>
      <text:p text:style-name="P4"><text:bookmark text:name="Rxes26771S"/>[1]<text:tab/><text:bookmark text:name="Rxes26771"/>Enterprise JavaBeans (EJB) specification: </text:p>
      <text:p text:style-name="P6"><text:tab/>http://java.sun.com/products/ejb/docs.html</text:p>
      <text:p text:style-name="P4"><text:bookmark text:name="Rxes28808S"/>[2]<text:tab/><text:bookmark text:name="Rxes28808"/>Java Transaction API (JTA) specification - version 1.0<text:span text:style-name="T1">:</text:span></text:p>
      <text:p text:style-name="P6"><text:tab/>http://java.sun.com/products/jta/</text:p>
      <text:p text:style-name="P4"><text:bookmark-start text:name="Rxes32901S"/><text:bookmark-start text:name="Rxes22967S"/>[<text:bookmark-start text:name="Rxes32901N"/><text:bookmark text:name="Rxes22967N"/>3<text:bookmark-end text:name="Rxes32901S"/><text:bookmark-end text:name="Rxes22967S"/><text:bookmark-end text:name="Rxes32901N"/>]<text:tab/><text:bookmark text:name="Rxes22967T"/><text:bookmark text:name="Rxes22967"/><text:bookmark text:name="Rxes32901"/>Java 2 Platform Enterprise Edition (J2EE), Platform specification: <text:bookmark-end text:name="Rxes32901T"/></text:p>
      <text:p text:style-name="P6"><text:tab/>http://java.sun.com/j2ee/docs.html</text:p>
      <text:p text:style-name="P4"><text:bookmark text:name="Rxes98407S"/>[4]<text:tab/><text:bookmark text:name="Rxes98407"/>Java 2 Platform Enterprise Edition (J2EE), Connector Architecture:</text:p>
      <text:p text:style-name="P6"><text:tab/>http://java.sun.com/j2ee/apidocs/</text:p>
      <text:p text:style-name="P6"><text:tab/>http://java.sun.com/j2ee/download.html#connectorspec</text:p>
      <text:p text:style-name="P5"><text:tab/></text:p>
      <text:p text:style-name="P3"><draw:frame draw:style-name="fr1" draw:name="Frame1" text:anchor-type="paragraph" svg:x="0.0008in" svg:y="10.478in" svg:width="6.5in" draw:z-index="14"><draw:text-box fo:min-height="0.01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" style:family="paragraph" style:default-outline-level="">
      <style:paragraph-properties fo:margin-top="0in" fo:margin-bottom="0in" style:line-height-at-least="0.1945in" fo:orphans="0" fo:widows="0" style:writing-mode="lr-tb"/>
      <style:text-properties style:use-window-font-color="true" style:font-name="Times New Roman" fo:font-size="12pt" style:font-size-asian="12pt" style:font-name-complex="Times New Roman2" style:font-size-complex="12pt"/>
    </style:style>
    <style:style style:name="AckTitle" style:family="paragraph" style:default-outline-level="">
      <style:paragraph-properties fo:margin-top="0.361in" fo:margin-bottom="0.1807in" style:line-height-at-least="0.361in" fo:text-align="center" style:justify-single-word="false" fo:orphans="0" fo:widows="0" fo:keep-with-next="always" style:writing-mode="lr-tb"/>
      <style:text-properties style:use-window-font-color="true" style:font-name="Times New Roman" fo:font-size="20pt" fo:font-weight="bold" style:font-size-asian="20pt" style:font-weight-asian="bold" style:font-name-complex="Times New Roman2" style:font-size-complex="2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eference" style:family="paragraph" style:default-outline-level="">
      <style:paragraph-properties fo:margin="100%" fo:margin-left="1.2311in" fo:margin-right="0.25in" fo:margin-top="0.0417in" fo:margin-bottom="0.0972in" style:line-height-at-least="0.1665in" fo:text-align="justify" style:justify-single-word="false" fo:orphans="0" fo:widows="0" fo:text-indent="-0.3839in" style:auto-text-indent="false" style:writing-mode="lr-tb">
        <style:tab-stops>
          <style:tab-stop style:position="1.231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fo:font-weight="bold" style:font-size-asian="10.5pt" style:font-weight-asian="bold" style:font-size-complex="10.5pt" style:font-weight-complex="bold"/>
    </style:style>
    <style:style style:name="reference-next" style:family="paragraph" style:default-outline-level="">
      <style:paragraph-properties fo:margin="100%" fo:margin-left="1.2311in" fo:margin-right="0.25in" fo:margin-top="0in" fo:margin-bottom="0.0693in" style:line-height-at-least="0.1736in" fo:text-align="justify" style:justify-single-word="false" fo:orphans="0" fo:widows="0" fo:text-indent="-0.3839in" style:auto-text-indent="false" style:writing-mode="lr-tb">
        <style:tab-stops>
          <style:tab-stop style:position="1.2311in"/>
          <style:tab-stop style:position="1.5in"/>
          <style:tab-stop style:position="2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prefix="Appendix " style:num-suffix=":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line-height-at-least="0.1665in" fo:orphans="2" fo:widows="2"/>
    </style:style>
    <style:style style:name="MP2" style:family="paragraph" style:parent-style-name="Footer">
      <style:paragraph-properties style:line-height-at-least="0.1665in" fo:orphans="2" fo:widows="2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925in" fo:margin-left="1in" fo:margin-right="1in" style:writing-mode="lr-tb" style:layout-grid-color="#c0c0c0" style:layout-grid-lines="25165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075in" fo:margin-left="0in" fo:margin-right="0in" fo:margin-top="0.368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  <style:master-page style:name="Appendix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creation-date>2012-06-24T13:57:26.48</meta:creation-date>
    <meta:editing-duration>PT22M35S</meta:editing-duration>
    <meta:generator>OpenOffice.org/3.4$Win32 OpenOffice.org_project/340m1$Build-9590</meta:generator>
    <dc:title>JDO_Chapter</dc:title>
    <dc:date>2013-01-26T11:06:22.33</dc:date>
    <meta:document-statistic meta:table-count="0" meta:image-count="0" meta:object-count="0" meta:page-count="1" meta:paragraph-count="11" meta:word-count="39" meta:character-count="4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